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-subtitle">
      <style:graphic-properties draw:fill-color="#ffffff" draw:auto-grow-height="true" fo:min-height="13.859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fill-color="#ffffff" draw:auto-grow-height="true" fo:min-height="3.506cm"/>
    </style:style>
    <style:style style:name="pr4" style:family="presentation" style:parent-style-name="Android-outline1">
      <style:graphic-properties draw:fill-color="#ffffff" fo:min-height="13.86cm"/>
    </style:style>
    <style:style style:name="pr5" style:family="presentation" style:parent-style-name="Android-outline1">
      <style:graphic-properties draw:fill-color="#ffffff" draw:auto-grow-height="true" fo:min-height="13.86cm"/>
    </style:style>
    <style:style style:name="pr6" style:family="presentation" style:parent-style-name="Android-outline1">
      <style:graphic-properties draw:fill-color="#ffffff" fo:min-height="13.609cm"/>
    </style:style>
    <style:style style:name="pr7" style:family="presentation" style:parent-style-name="Android-title">
      <style:graphic-properties fo:min-height="3.506cm"/>
    </style:style>
    <style:style style:name="pr8" style:family="presentation" style:parent-style-name="Android-outline1">
      <style:graphic-properties fo:min-height="13.859cm"/>
    </style:style>
    <style:style style:name="pr9" style:family="presentation" style:parent-style-name="Android-notes">
      <style:graphic-properties draw:fill-color="#ffffff" fo:min-height="12.572cm"/>
    </style:style>
    <style:style style:name="P1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style:font-size-asian="96pt" style:font-size-complex="96pt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  <style:text-properties fo:font-family="'Comic Sans MS'" style:font-family-generic="script" style:font-pitch="variable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1.2cm" fo:margin-right="0cm" fo:text-indent="-0.9cm"/>
    </style:style>
    <style:style style:name="T1" style:family="text"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fo:font-family="Consolas" style:font-pitch="fixed" fo:font-size="22pt" style:font-size-asian="22pt" style:font-size-complex="22pt"/>
    </style:style>
    <style:style style:name="T3" style:family="text">
      <style:text-properties fo:font-family="Consolas" style:font-pitch="fixed" fo:font-size="22pt" style:font-size-asian="22pt" style:font-size-complex="22pt"/>
    </style:style>
    <style:style style:name="T4" style:family="text">
      <style:text-properties fo:font-family="Consolas" style:font-pitch="fixed"/>
    </style:style>
    <style:style style:name="T5" style:family="text">
      <style:text-properties fo:font-family="Consolas" style:font-pitch="fixed"/>
    </style:style>
    <style:style style:name="T6" style:family="text">
      <style:text-properties fo:font-family="Corbel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13.859cm" svg:x="1.4cm" svg:y="4.914cm" presentation:class="subtitle">
          <draw:text-box>
            <text:p text:style-name="P1"><text:span text:style-name="T1">Map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Mapping Options</text:p>
          </draw:text-box>
        </draw:frame>
        <draw:frame presentation:style-name="pr4" draw:text-style-name="P5" draw:layer="layout" svg:width="25.199cm" svg:height="14.389cm" svg:x="1.4cm" svg:y="4.914cm" presentation:class="outline" presentation:user-transformed="true">
          <draw:text-box>
            <text:list text:style-name="L2">
              <text:list-item>
                <text:p text:style-name="P4">Google Maps</text:p>
                <text:list>
                  <text:list-item>
                    <text:p text:style-name="P4">The traditional choice</text:p>
                  </text:list-item>
                  <text:list-item>
                    <text:p text:style-name="P4">Limited by API Terms of Service</text:p>
                  </text:list-item>
                </text:list>
              </text:list-item>
              <text:list-item>
                <text:p text:style-name="P4">OpenStreetMap</text:p>
                <text:list>
                  <text:list-item>
                    <text:p text:style-name="P4">The Wikipedia of mapping services</text:p>
                  </text:list-item>
                  <text:list-item>
                    <text:p text:style-name="P4">Creative Commons-licensed data</text:p>
                  </text:list-item>
                  <text:list-item>
                    <text:p text:style-name="P4">Basic Android support available</text:p>
                  </text:list-item>
                  <text:list-item>
                    <text:p text:style-name="P4">http://www.openstreetmap.org/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Mapping Optional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Google Maps Not Part of Android</text:p>
                <text:list>
                  <text:list-item>
                    <text:p text:style-name="P4">Optional commercial component</text:p>
                  </text:list-item>
                  <text:list-item>
                    <text:p text:style-name="P4">Some devices may elect not to include</text:p>
                    <text:list>
                      <text:list-item>
                        <text:p text:style-name="P4">Odds are good it will be there, but not 100% certain</text:p>
                      </text:list-item>
                    </text:list>
                  </text:list-item>
                </text:list>
              </text:list-item>
              <text:list-item>
                <text:p text:style-name="P4">Requires Manifest Change</text:p>
                <text:list>
                  <text:list-item>
                    <text:p><text:span text:style-name="T2">&lt;uses-library</text:span><text:span text:style-name="T2"><text:line-break/></text:span><text:span text:style-name="T2">android:name="com.google.android.maps"</text:span><text:span text:style-name="T2"><text:line-break/></text:span><text:span text:style-name="T2">android:required=</text:span><text:span text:style-name="T3">"true"</text:span><text:span text:style-name="T2"> /&gt;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API Ke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API Key to Access Service</text:p>
                <text:list>
                  <text:list-item>
                    <text:p text:style-name="P4">Without it, mapping library will not work</text:p>
                  </text:list-item>
                  <text:list-item>
                    <text:p text:style-name="P4">Development vs. Production</text:p>
                    <text:list>
                      <text:list-item>
                        <text:p text:style-name="P4">Development key works for emulator</text:p>
                      </text:list-item>
                      <text:list-item>
                        <text:p text:style-name="P4">Production key tied to code signing certificate, used for deploying app to devices</text:p>
                      </text:list-item>
                    </text:list>
                  </text:list-item>
                  <text:list-item>
                    <text:p text:style-name="P4">Must agree to Terms of Service to get key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Using MapActivity and MapView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The Layout</text:p>
                <text:list>
                  <text:list-item>
                    <text:p text:style-name="P4">Include a com.google.android.maps.MapView widget</text:p>
                    <text:list>
                      <text:list-item>
                        <text:p text:style-name="P4"><text:span text:style-name="T4">android:apiKey="..."</text:span></text:p>
                      </text:list-item>
                      <text:list-item>
                        <text:p text:style-name="P4"><text:span text:style-name="T4">android:clickable="true"</text:span></text:p>
                      </text:list-item>
                    </text:list>
                  </text:list-item>
                </text:list>
              </text:list-item>
              <text:list-item>
                <text:p text:style-name="P4">The Activity</text:p>
                <text:list>
                  <text:list-item>
                    <text:p text:style-name="P4">Subclass MapActivity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Using MapActivity and MapView</text:p>
          </draw:text-box>
        </draw:frame>
        <draw:frame presentation:style-name="pr5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MapView and MapController</text:p>
                <text:list>
                  <text:list-item>
                    <text:p text:style-name="P4">Get MapView via <text:span text:style-name="T4">findViewById()</text:span></text:p>
                  </text:list-item>
                  <text:list-item>
                    <text:p text:style-name="P4">Get MapController via <text:span text:style-name="T4">MapView#getMapController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Using MapActivity and MapView</text:p>
          </draw:text-box>
        </draw:frame>
        <draw:frame presentation:style-name="pr5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Likely MapController Methods</text:p>
                <text:list>
                  <text:list-item>
                    <text:p text:style-name="P4"><text:span text:style-name="T4">setZoom()</text:span> takes 1 to 21 (1=world, 21=tightest zoom)</text:p>
                  </text:list-item>
                  <text:list-item>
                    <text:p text:style-name="P4"><text:span text:style-name="T4">setCenter()</text:span> takes a GeoPoint</text:p>
                    <text:list>
                      <text:list-item>
                        <text:p text:style-name="P4">Like a location, but fixed point, 1E6-based<text:line-break/>latitude and longitude</text:p>
                      </text:list-item>
                      <text:list-item>
                        <text:p text:style-name="P4">Why? Floating-point co-processor not always availabl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2T1" xml:id="id8" draw:id="id8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Map Overlays</text:p>
          </draw:text-box>
        </draw:frame>
        <draw:frame presentation:style-name="pr6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Overlays = The Ubiquitous Push-Pins</text:p>
                <text:list>
                  <text:list-item>
                    <text:p text:style-name="P4">Allow you to mark spots on the map</text:p>
                  </text:list-item>
                  <text:list-item>
                    <text:p text:style-name="P4">You provide data in terms of locations, Android handles converting to actual spots on the screen</text:p>
                  </text:list-item>
                  <text:list-item>
                    <text:p text:style-name="P4">You choose the graphics to use</text:p>
                  </text:list-item>
                  <text:list-item>
                    <text:p text:style-name="P4">You choose what to do when the user taps a<text:line-break/>graphic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2T1" xml:id="id9" draw:id="id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ap Overlay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Overlay</text:p>
                <text:list>
                  <text:list-item>
                    <text:p>For drawing lines and shaded areas</text:p>
                  </text:list-item>
                  <text:list-item>
                    <text:p>You use Projection object to convert between geographic coordinates and screen coordinates</text:p>
                  </text:list-item>
                </text:list>
              </text:list-item>
              <text:list-item>
                <text:p>ItemizedOverlay<text:tab/></text:p>
                <text:list>
                  <text:list-item>
                    <text:p>For displaying modest number of discrete points on the map, with marker images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" presentation:presentation-page-layout-name="AL2T1" xml:id="id10" draw:id="id10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Map Overlays</text:p>
          </draw:text-box>
        </draw:frame>
        <draw:frame presentation:style-name="pr6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Step #1: Extend ItemizedOverlay</text:p>
              </text:list-item>
              <text:list-item>
                <text:p>Step #2: Populate OverlayItem Instances</text:p>
                <text:list>
                  <text:list-item>
                    <text:p text:style-name="P4">Provides GeoPoints for location, plus name</text:p>
                  </text:list-item>
                  <text:list-item>
                    <text:p text:style-name="P4">Put them in your own collection</text:p>
                  </text:list-item>
                  <text:list-item>
                    <text:p text:style-name="P4">Call <text:span text:style-name="T4">populate()</text:span> on overlay when done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" presentation:presentation-page-layout-name="AL2T1" xml:id="id11" draw:id="id1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Map Overlays</text:p>
          </draw:text-box>
        </draw:frame>
        <draw:frame presentation:style-name="pr6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Step #3: Override Critical Methods</text:p>
                <text:list>
                  <text:list-item>
                    <text:p><text:span text:style-name="T5">size()</text:span><text:span text:style-name="T6"> returns number of items</text:span></text:p>
                  </text:list-item>
                  <text:list-item>
                    <text:p text:style-name="P4"><text:span text:style-name="T4">createItem()</text:span> returns OverlayItem given index</text:p>
                  </text:list-item>
                </text:list>
              </text:list-item>
              <text:list-item>
                <text:p text:style-name="P4">Step #4: Optionally Control the Drawing</text:p>
                <text:list>
                  <text:list-item>
                    <text:p text:style-name="P4">You provide a push-pin Drawable in Overlay constructor</text:p>
                  </text:list-item>
                  <text:list-item>
                    <text:p text:style-name="P4">Can override <text:span text:style-name="T4">draw()</text:span> to change behavior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" presentation:presentation-page-layout-name="AL2T1" xml:id="id12" draw:id="id12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Map Overlays</text:p>
          </draw:text-box>
        </draw:frame>
        <draw:frame presentation:style-name="pr6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Step #5: Optionally Do Something On a Tap</text:p>
                <text:list>
                  <text:list-item>
                    <text:p text:style-name="P4">Override <text:span text:style-name="T4">onTap()</text:span> to take action when user taps a pin</text:p>
                  </text:list-item>
                  <text:list-item>
                    <text:p text:style-name="P4">Warning: You are on the main application thread!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2" draw:layer="backgroundobjects" svg:width="14.605cm" svg:height="1.296cm" svg:x="1.168cm" svg:y="25.651cm">
        <draw:text-box>
          <text:p text:style-name="MP1"><text:span text:style-name="MT1">Copyright © 2011 CommonsWare, LLC – All Rights Reserved</text:span></text:p>
        </draw:text-box>
      </draw:frame>
      <draw:page-thumbnail draw:layer="backgroundobjects" svg:width="14.017cm" svg:height="10.513cm" svg:x="3.875cm" svg:y="2.288cm" draw:page-number="1"/>
      <draw:page-thumbnail draw:layer="backgroundobjects" svg:width="14.017cm" svg:height="10.513cm" svg:x="3.875cm" svg:y="15.138cm"/>
    </style:handout-master>
    <style:master-page style:name="chalkboard" style:page-layout-name="PM1" draw:style-name="Mdp1">
      <office:forms form:automatic-focus="false" form:apply-design-mode="false"/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initial-creator>Mark Murphy</meta:initial-creator>
    <meta:creation-date>2008-12-22T14:20:41</meta:creation-date>
    <dc:date>2011-08-10T08:50:53</dc:date>
    <meta:printed-by>Mark Murphy</meta:printed-by>
    <meta:print-date>2011-03-14T18:38:33</meta:print-date>
    <dc:language>en-US</dc:language>
    <meta:editing-cycles>60</meta:editing-cycles>
    <meta:editing-duration>PT5H22M26S</meta:editing-duration>
    <dc:creator>Mark Murphy</dc:creator>
    <meta:document-statistic meta:object-count="75"/>
    <meta:user-defined meta:name="Info 1"/>
    <meta:user-defined meta:name="Info 2"/>
    <meta:user-defined meta:name="Info 3"/>
    <meta:user-defined meta:name="Info 4"/>
  </office:meta>
</office:document-meta>
</file>